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32d" officeooo:paragraph-rsid="0008b32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b32d" officeooo:paragraph-rsid="0008b32d" fo:background-color="#ffff00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8b32d" officeooo:paragraph-rsid="0008b32d" fo:background-color="transparent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8b32d" officeooo:paragraph-rsid="0008b32d" fo:background-color="#ffff00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9ae34" officeooo:paragraph-rsid="0009ae34" fo:background-color="#ffff0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9ae34" officeooo:paragraph-rsid="0009ae34" fo:background-color="transparent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b32d" officeooo:paragraph-rsid="0008b32d" fo:background-color="#ffff00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officeooo:rsid="0009ae3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IN</text:p>
      <text:p text:style-name="P1"/>
      <text:p text:style-name="P1">&lt;body&gt;</text:p>
      <text:p text:style-name="P1"/>
      <text:p text:style-name="P1"/>
      <text:p text:style-name="P1">&lt;div class="log-in-form"&gt;</text:p>
      <text:p text:style-name="P1"/>
      <text:p text:style-name="P1">&lt;h2 id="title"&gt;LOGIN&lt;/h2&gt;</text:p>
      <text:p text:style-name="P1"/>
      <text:p text:style-name="P1">&lt;%= form_for(resource, as: resource_name, url: session_path(resource_name)) do |f| %&gt;</text:p>
      <text:p text:style-name="P1"><text:s text:c="2"/>&lt;div class="form-group"&gt;</text:p>
      <text:p text:style-name="P1"><text:s text:c="3"/>&lt;!-- <text:s/>&lt;%= f.label :email %&gt;&lt;br /&gt; --&gt;</text:p>
      <text:p text:style-name="P1"><text:s text:c="3"/>&lt;img src="https://cdn1.iconfinder.com/data/icons/e-mail-2/512/YPS__email_mail_letter_envelope_postal-512.png"&gt;</text:p>
      <text:p text:style-name="P1"><text:s text:c="4"/>&lt;%= f.email_field :email, autofocus: true, autocomplete: "email", class: 'form-control', placeholder: "Email"%&gt;</text:p>
      <text:p text:style-name="P1"><text:s text:c="2"/>&lt;/div&gt;</text:p>
      <text:p text:style-name="P1"/>
      <text:p text:style-name="P1"><text:s text:c="2"/>&lt;div class="form-group"&gt;</text:p>
      <text:p text:style-name="P1"><text:s text:c="3"/>&lt;!-- <text:s/>&lt;%= f.label :password %&gt;&lt;br /&gt; --&gt;</text:p>
      <text:p text:style-name="P1"><text:s text:c="3"/>&lt;img src="https://images.vexels.com/media/users/3/132074/isolated/preview/0117cb0129593faa02646a8277ca80e3-security-lock-icon-by-vexels.png"&gt;</text:p>
      <text:p text:style-name="P1"><text:s text:c="4"/>&lt;%= f.password_field :password, autocomplete: "off", class: 'form-control', <text:s/>placeholder: "Password" <text:s/>%&gt;</text:p>
      <text:p text:style-name="P1"><text:s text:c="2"/>&lt;/div&gt;</text:p>
      <text:p text:style-name="P1"/>
      <text:p text:style-name="P1"><text:s text:c="2"/>&lt;% if devise_mapping.rememberable? -%&gt;</text:p>
      <text:p text:style-name="P1"><text:s text:c="4"/>&lt;div class="remember-me"&gt;</text:p>
      <text:p text:style-name="P1"><text:s text:c="6"/>&lt;%= f.check_box :remember_me, class: 'remember-me-box' %&gt;</text:p>
      <text:p text:style-name="P1"><text:s text:c="6"/>&lt;%= f.label :remember_me, class: 'rem-text'%&gt;</text:p>
      <text:p text:style-name="P1"><text:s text:c="4"/>&lt;/div&gt;</text:p>
      <text:p text:style-name="P1"><text:s text:c="2"/>&lt;% end -%&gt;</text:p>
      <text:p text:style-name="P1"/>
      <text:p text:style-name="P1"><text:s text:c="2"/>&lt;div class="actions"&gt;</text:p>
      <text:p text:style-name="P1"><text:s text:c="4"/>&lt;%= f.submit "Let's Play!", class: 'login-button' %&gt;</text:p>
      <text:p text:style-name="P1"><text:s text:c="2"/>&lt;/div&gt;</text:p>
      <text:p text:style-name="P1">&lt;% end %&gt;</text:p>
      <text:p text:style-name="P1"/>
      <text:p text:style-name="P1"><text:s/>&lt;%= render "devise/shared/links" %&gt;</text:p>
      <text:p text:style-name="P1">&lt;/div&gt;</text:p>
      <text:p text:style-name="P1">&lt;/body&gt;</text:p>
      <text:p text:style-name="P1"/>
      <text:p text:style-name="P1"/>
      <text:p text:style-name="P1"/>
      <text:p text:style-name="P1">&lt;!-- ----------------------CSS--------------------------------- --&gt;</text:p>
      <text:p text:style-name="P1">&lt;style type="text/css"&gt;</text:p>
      <text:p text:style-name="P1"/>
      <text:p text:style-name="P1">img{</text:p>
      <text:p text:style-name="P1"><text:s text:c="2"/>height: 30px;</text:p>
      <text:p text:style-name="P1"><text:s text:c="2"/>width: 30px;</text:p>
      <text:p text:style-name="P1"><text:s text:c="2"/>display: flex;</text:p>
      <text:p text:style-name="P1"><text:soft-page-break/><text:s text:c="2"/>margin-right: 7px;</text:p>
      <text:p text:style-name="P1">}</text:p>
      <text:p text:style-name="P1">.form-group{</text:p>
      <text:p text:style-name="P1"><text:s text:c="2"/>display: flex;</text:p>
      <text:p text:style-name="P1"><text:s text:c="2"/>align-items: center;</text:p>
      <text:p text:style-name="P1">}</text:p>
      <text:p text:style-name="P1"/>
      <text:p text:style-name="P1"/>
      <text:p text:style-name="P1">footer {</text:p>
      <text:p text:style-name="P1"><text:s text:c="2"/>display: none;</text:p>
      <text:p text:style-name="P1">}</text:p>
      <text:p text:style-name="P1"/>
      <text:p text:style-name="P1">.headbar {</text:p>
      <text:p text:style-name="P1"><text:s text:c="2"/>display: none;</text:p>
      <text:p text:style-name="P1">}</text:p>
      <text:p text:style-name="P1"/>
      <text:p text:style-name="P1"><text:s/>body {</text:p>
      <text:p text:style-name="P1"><text:s text:c="2"/>background: -webkit-linear-gradient(bottom, #0250c5, #d43f8d);</text:p>
      <text:p text:style-name="P1"><text:s text:c="2"/>/*font-family: "Allerta Stencil", Sans-serif;*/</text:p>
      <text:p text:style-name="P1"><text:s text:c="2"/>height: 100vh;</text:p>
      <text:p text:style-name="P1"><text:s text:c="2"/>width: 100vw;</text:p>
      <text:p text:style-name="P1"/>
      <text:p text:style-name="P1">}</text:p>
      <text:p text:style-name="P1"/>
      <text:p text:style-name="P1">.log-in-form{</text:p>
      <text:p text:style-name="P1"><text:s text:c="7"/>width: 450px;</text:p>
      <text:p text:style-name="P1"><text:s text:c="7"/>background: #fff;</text:p>
      <text:p text:style-name="P1"><text:s text:c="7"/>border-radius: 3px;</text:p>
      <text:p text:style-name="P1"><text:s text:c="7"/>overflow: hidden;</text:p>
      <text:p text:style-name="P1"><text:s text:c="7"/>color: black;</text:p>
      <text:p text:style-name="P1"><text:s text:c="7"/>font-weight: bolder;</text:p>
      <text:p text:style-name="P1"><text:s text:c="7"/>font-family: sans-serif;</text:p>
      <text:p text:style-name="P1"><text:s text:c="7"/>padding: 50px;</text:p>
      <text:p text:style-name="P1"><text:s text:c="7"/>margin: 120px auto;</text:p>
      <text:p text:style-name="P1"><text:s text:c="7"/>padding-bottom: 35px;</text:p>
      <text:p text:style-name="P1"><text:s text:c="7"/>box-shadow: 3px 3px black;</text:p>
      <text:p text:style-name="P1"><text:s text:c="5"/>}</text:p>
      <text:p text:style-name="P1"/>
      <text:p text:style-name="P1"/>
      <text:p text:style-name="P1"><text:s text:c="2"/>#title {</text:p>
      <text:p text:style-name="P1"><text:s text:c="4"/>font-family: 'Raleway-Black', sans-serif;</text:p>
      <text:p text:style-name="P1"><text:s text:c="4"/>font-size: 30px;</text:p>
      <text:p text:style-name="P1"><text:s text:c="4"/>color: #333333;</text:p>
      <text:p text:style-name="P1"><text:s text:c="4"/>line-height: 1.2;</text:p>
      <text:p text:style-name="P1"><text:s text:c="4"/>text-transform: uppercase;</text:p>
      <text:p text:style-name="P1"><text:s text:c="4"/>text-align: center;</text:p>
      <text:p text:style-name="P1"><text:s text:c="4"/>width: 100%;</text:p>
      <text:p text:style-name="P1"><text:s text:c="4"/>font-weight: bolder;</text:p>
      <text:p text:style-name="P1"><text:s text:c="4"/>display: block;</text:p>
      <text:p text:style-name="P1"><text:s text:c="4"/>padding-bottom: 45px;</text:p>
      <text:p text:style-name="P1"><text:s text:c="4"/>padding-top: 40px</text:p>
      <text:p text:style-name="P1"><text:s text:c="2"/>}</text:p>
      <text:p text:style-name="P1"><text:soft-page-break/></text:p>
      <text:p text:style-name="P1">.form-control {</text:p>
      <text:p text:style-name="P1"><text:s text:c="2"/>background-color: #e6e6e6;</text:p>
      <text:p text:style-name="P1"><text:s text:c="2"/>color: #686868;</text:p>
      <text:p text:style-name="P1"><text:s text:c="2"/>height: 62px;</text:p>
      <text:p text:style-name="P1"><text:s text:c="2"/>font-family: "Allerta Stencil", Sans-serif;</text:p>
      <text:p text:style-name="P1"><text:s text:c="2"/>border:none;</text:p>
      <text:p text:style-name="P1"><text:s text:c="2"/>display: flex;</text:p>
      <text:p text:style-name="P1">}</text:p>
      <text:p text:style-name="P1">.form-control:focus {</text:p>
      <text:p text:style-name="P1"><text:s text:c="2"/>box-shadow: 0.5px 0.5px 2px 2px <text:s/>#d33f8d;</text:p>
      <text:p text:style-name="P1"><text:s text:c="2"/>background-color: #e6e6e6;</text:p>
      <text:p text:style-name="P1"><text:s text:c="2"/>border: none;</text:p>
      <text:p text:style-name="P1">}</text:p>
      <text:p text:style-name="P1"/>
      <text:p text:style-name="P1"><text:s text:c="2"/>.remember-me {</text:p>
      <text:p text:style-name="P1"><text:s text:c="4"/>font-family: "Allerta Stencil", Sans-serif;</text:p>
      <text:p text:style-name="P1"><text:s text:c="4"/>font-size: 16px;</text:p>
      <text:p text:style-name="P1"><text:s text:c="4"/>color: #999999;</text:p>
      <text:p text:style-name="P1"><text:s text:c="4"/>line-height: 1.2;</text:p>
      <text:p text:style-name="P1"><text:s text:c="4"/>display: block;</text:p>
      <text:p text:style-name="P1"><text:s text:c="4"/>position: relative;</text:p>
      <text:p text:style-name="P1"><text:s text:c="4"/>padding-right: 200px;</text:p>
      <text:p text:style-name="P1"><text:s text:c="2"/>}</text:p>
      <text:p text:style-name="P1"><text:s text:c="2"/>.remember-me-box{</text:p>
      <text:p text:style-name="P1"><text:s text:c="4"/>cursor: pointer;</text:p>
      <text:p text:style-name="P1"><text:s text:c="4"/>width: 20px;</text:p>
      <text:p text:style-name="P1"><text:s text:c="4"/>height: 20px;</text:p>
      <text:p text:style-name="P1"><text:s text:c="4"/>border:none;</text:p>
      <text:p text:style-name="P1"><text:s text:c="4"/>position: relative;</text:p>
      <text:p text:style-name="P1"><text:s text:c="4"/>margin: 20px auto;</text:p>
      <text:p text:style-name="P1"><text:s text:c="4"/>background-color: white;</text:p>
      <text:p text:style-name="P1"><text:s text:c="4"/>background: linear-gradient(top, #fcfff4 0%, #dfe5d7 40%, #b3bead 100%);</text:p>
      <text:p text:style-name="P1"><text:s text:c="4"/>box-shadow: inset 2px 2px 2px #d33f8d, 1px 1px 1px #d33f8d;</text:p>
      <text:p text:style-name="P1">}</text:p>
      <text:p text:style-name="P1"/>
      <text:p text:style-name="P1"><text:s text:c="2"/>.rem-text{</text:p>
      <text:p text:style-name="P1"><text:s text:c="4"/>cursor: pointer;</text:p>
      <text:p text:style-name="P1"><text:s text:c="4"/>font-weight: normal;</text:p>
      <text:p text:style-name="P1"><text:s text:c="4"/>font-size: 16px;</text:p>
      <text:p text:style-name="P1"><text:s text:c="4"/>padding-left: 6px;</text:p>
      <text:p text:style-name="P1"><text:s text:c="2"/>}</text:p>
      <text:p text:style-name="P1"/>
      <text:p text:style-name="P1"><text:s text:c="2"/>.login-button{</text:p>
      <text:p text:style-name="P1"><text:s text:c="4"/>font-weight: bold;</text:p>
      <text:p text:style-name="P1"><text:s text:c="4"/>font-size: 16px;</text:p>
      <text:p text:style-name="P1"><text:s text:c="4"/>line-height: 1.5;</text:p>
      <text:p text:style-name="P1"><text:s text:c="4"/>font-family: "Allerta Stencil", Sans-serif;</text:p>
      <text:p text:style-name="P1"><text:s text:c="4"/>color: #fff;</text:p>
      <text:p text:style-name="P1"><text:s text:c="4"/>width: 100%;</text:p>
      <text:p text:style-name="P1"><text:s text:c="4"/>height: 62px;</text:p>
      <text:p text:style-name="P1"><text:s text:c="4"/>border: none;</text:p>
      <text:p text:style-name="P1"><text:soft-page-break/><text:s text:c="4"/>border-radius: 4px;</text:p>
      <text:p text:style-name="P1"><text:s text:c="4"/>background: #d33f8d;</text:p>
      <text:p text:style-name="P1"><text:s text:c="4"/>display: flex;</text:p>
      <text:p text:style-name="P1"><text:s text:c="4"/>justify-content: center;</text:p>
      <text:p text:style-name="P1"><text:s text:c="4"/>align-items: center;</text:p>
      <text:p text:style-name="P1"><text:s text:c="4"/>padding: 0 25px;</text:p>
      <text:p text:style-name="P1"><text:s text:c="4"/>cursor: -webkit-grab;</text:p>
      <text:p text:style-name="P1"><text:s text:c="4"/>margin-bottom: 40px; </text:p>
      <text:p text:style-name="P1"><text:s text:c="4"/>margin-top: 20px;</text:p>
      <text:p text:style-name="P1"><text:s text:c="2"/>}</text:p>
      <text:p text:style-name="P1"><text:s text:c="2"/>.login-button:hover {</text:p>
      <text:p text:style-name="P1"><text:s text:c="4"/>background-color: #212529;</text:p>
      <text:p text:style-name="P1"><text:s text:c="2"/>}</text:p>
      <text:p text:style-name="P1"/>
      <text:p text:style-name="P1"/>
      <text:p text:style-name="P1"><text:s text:c="2"/>#or-login-with {</text:p>
      <text:p text:style-name="P1"><text:s text:c="4"/>font-size: 16px;</text:p>
      <text:p text:style-name="P1"><text:s text:c="4"/>font-weight: 400;</text:p>
      <text:p text:style-name="P1"><text:s text:c="4"/>line-height: 1.5;</text:p>
      <text:p text:style-name="P1"><text:s text:c="4"/>width: 100%;</text:p>
      <text:p text:style-name="P1"><text:s text:c="4"/>padding-bottom: 22px;</text:p>
      <text:p text:style-name="P1"><text:s text:c="4"/>color: #999999;</text:p>
      <text:p text:style-name="P1"><text:s text:c="2"/>}</text:p>
      <text:p text:style-name="P1"/>
      <text:p text:style-name="P1"><text:s text:c="2"/>a {</text:p>
      <text:p text:style-name="P1"><text:s text:c="4"/>color: black;</text:p>
      <text:p text:style-name="P1"><text:s text:c="2"/>}</text:p>
      <text:p text:style-name="P1"><text:s text:c="2"/>a:hover {</text:p>
      <text:p text:style-name="P1"><text:s text:c="4"/>text-decoration: none;</text:p>
      <text:p text:style-name="P1"><text:s text:c="5"/>color: <text:s/>#d33f8d;</text:p>
      <text:p text:style-name="P1"><text:s text:c="2"/>}</text:p>
      <text:p text:style-name="P1"/>
      <text:p text:style-name="P1">#nam {</text:p>
      <text:p text:style-name="P1"><text:s text:c="2"/>color: #999999;</text:p>
      <text:p text:style-name="P1"><text:s text:c="2"/>position: relative;</text:p>
      <text:p text:style-name="P1"><text:s text:c="2"/>display: block;</text:p>
      <text:p text:style-name="P1"><text:s text:c="2"/>padding-top: 50px;</text:p>
      <text:p text:style-name="P1"/>
      <text:p text:style-name="P1"/>
      <text:p text:style-name="P1">}</text:p>
      <text:p text:style-name="P1"><text:s/>.sign-up-now {</text:p>
      <text:p text:style-name="P1"><text:s text:c="2"/>text-decoration: underline;</text:p>
      <text:p text:style-name="P1"><text:s text:c="2"/>font-size: 16px;</text:p>
      <text:p text:style-name="P1"><text:s text:c="4"/>font-weight: 400;</text:p>
      <text:p text:style-name="P1"><text:s text:c="4"/>line-height: 1.5;</text:p>
      <text:p text:style-name="P1"><text:s text:c="4"/>width: 100%;</text:p>
      <text:p text:style-name="P1"><text:s text:c="4"/>padding-bottom: 22px;</text:p>
      <text:p text:style-name="P1"><text:s text:c="4"/>color: #999999;</text:p>
      <text:p text:style-name="P1"><text:s/>}</text:p>
      <text:p text:style-name="P1"><text:s text:c="2"/>.sign-up-now:hover {</text:p>
      <text:p text:style-name="P1"><text:s text:c="4"/>color: #d33f8d;</text:p>
      <text:p text:style-name="P1"><text:s text:c="4"/>text-decoration: underline;</text:p>
      <text:p text:style-name="P1"><text:soft-page-break/><text:s text:c="2"/>}</text:p>
      <text:p text:style-name="P1"/>
      <text:p text:style-name="P1"><text:s text:c="2"/>#forgot-pass a{</text:p>
      <text:p text:style-name="P1"><text:s text:c="4"/>color: #999999;</text:p>
      <text:p text:style-name="P1"><text:s text:c="2"/>}</text:p>
      <text:p text:style-name="P1"><text:s text:c="2"/>#forgot-pass a:hover{</text:p>
      <text:p text:style-name="P1"><text:s text:c="4"/>color: #212529;</text:p>
      <text:p text:style-name="P1"><text:s text:c="2"/>}</text:p>
      <text:p text:style-name="P1"/>
      <text:p text:style-name="P1">#social-login-type {</text:p>
      <text:p text:style-name="P1"><text:s text:c="4"/>width: calc((100% - 10px) / 2);</text:p>
      <text:p text:style-name="P1"><text:s text:c="4"/>height: 40px;</text:p>
      <text:p text:style-name="P1"><text:s text:c="4"/>border-radius: 3px;</text:p>
      <text:p text:style-name="P1"><text:s text:c="4"/>border: 1px solid #d33f8d;;</text:p>
      <text:p text:style-name="P1"><text:s text:c="4"/>background-color: #fff; <text:s text:c="3"/></text:p>
      <text:p text:style-name="P1"><text:s text:c="4"/>display: inline-flex;</text:p>
      <text:p text:style-name="P1"><text:s text:c="4"/>justify-content: center;</text:p>
      <text:p text:style-name="P1"><text:s text:c="4"/>align-items: center; <text:s text:c="3"/></text:p>
      <text:p text:style-name="P1"><text:s text:c="4"/>font-size: 16px;</text:p>
      <text:p text:style-name="P1"><text:s text:c="4"/>line-height: 1.2;</text:p>
      <text:p text:style-name="P1"><text:s text:c="8"/>margin-top: 25px;</text:p>
      <text:p text:style-name="P1">}</text:p>
      <text:p text:style-name="P1">#social-login-type:hover {</text:p>
      <text:p text:style-name="P1"><text:s text:c="2"/>border: 2px solid <text:s/>#d33f8d;</text:p>
      <text:p text:style-name="P1">}</text:p>
      <text:p text:style-name="P1"/>
      <text:p text:style-name="P1">&lt;/style&gt;</text:p>
      <text:p text:style-name="P1"/>
      <text:p text:style-name="P1"><draw:line text:anchor-type="paragraph" draw:z-index="0" draw:name="Shape1" draw:style-name="gr1" draw:text-style-name="P8" svg:x1="-0.416cm" svg:y1="0.249cm" svg:x2="18.422cm" svg:y2="0.275cm"><text:p/></draw:line></text:p>
      <text:p text:style-name="P1"/>
      <text:p text:style-name="P2">SIGN-UP</text:p>
      <text:p text:style-name="P2"/>
      <text:p text:style-name="P3"/>
      <text:p text:style-name="P3">&lt;body&gt;</text:p>
      <text:p text:style-name="P3"><text:s text:c="2"/>&lt;div id="topper"&gt;&lt;/div&gt;</text:p>
      <text:p text:style-name="P3"/>
      <text:p text:style-name="P3"><text:s text:c="2"/>&lt;div class="log-in-form"&gt;</text:p>
      <text:p text:style-name="P3"/>
      <text:p text:style-name="P3">&lt;h2 id="title"&gt;SIGN UP&lt;/h2&gt;</text:p>
      <text:p text:style-name="P3"/>
      <text:p text:style-name="P3">&lt;%= form_for(resource, as: resource_name, url: registration_path(resource_name)) do |f| %&gt;</text:p>
      <text:p text:style-name="P3"><text:s text:c="2"/>&lt;%= devise_error_messages! %&gt;</text:p>
      <text:p text:style-name="P3"/>
      <text:p text:style-name="P3"><text:s text:c="2"/>&lt;div class="form-group"&gt;</text:p>
      <text:p text:style-name="P3"><text:s text:c="3"/>&lt;!-- &lt;%= f.label :email %&gt;&lt;br /&gt; ---&gt;</text:p>
      <text:p text:style-name="P3"><text:s text:c="3"/>&lt;img src="https://cdn1.iconfinder.com/data/icons/e-mail-2/512/YPS__email_mail_letter_envelope_postal-512.png"&gt;</text:p>
      <text:p text:style-name="P3"><text:s text:c="4"/>&lt;%= f.email_field :email, autofocus: true, autocomplete: "email", class: 'form-control', placeholder: "Email"%&gt;</text:p>
      <text:p text:style-name="P3"><text:s text:c="2"/>&lt;/div&gt;</text:p>
      <text:p text:style-name="P3"/>
      <text:p text:style-name="P3"><text:s text:c="2"/>&lt;div class="form-group"&gt;</text:p>
      <text:p text:style-name="P3"><text:soft-page-break/><text:s text:c="5"/>&lt;!--- &lt;%= f.label :password %&gt; --&gt;</text:p>
      <text:p text:style-name="P3"><text:s text:c="3"/>&lt;!-- <text:s/>&lt;% if @minimum_password_length %&gt;</text:p>
      <text:p text:style-name="P3"><text:s text:c="4"/>&lt;em&gt;(&lt;%= @minimum_password_length %&gt; characters minimum)&lt;/em&gt;</text:p>
      <text:p text:style-name="P3"><text:s text:c="4"/>&lt;% end %&gt;&lt;br /&gt; --&gt;</text:p>
      <text:p text:style-name="P3"><text:s text:c="5"/>&lt;img src="https://images.vexels.com/media/users/3/132074/isolated/preview/0117cb0129593faa02646a8277ca80e3-security-lock-icon-by-vexels.png"&gt;</text:p>
      <text:p text:style-name="P3"><text:s text:c="4"/>&lt;%= f.text_field :password, autocomplete: "off", class: 'form-control', placeholder: "Password (6 characters minimum) " %&gt;</text:p>
      <text:p text:style-name="P3"><text:s text:c="2"/>&lt;/div&gt;</text:p>
      <text:p text:style-name="P3"/>
      <text:p text:style-name="P3"><text:s text:c="2"/>&lt;div class="field"&gt;</text:p>
      <text:p text:style-name="P3"><text:s text:c="4"/>&lt;!-- &lt;%= f.label :password_confirmation %&gt;&lt;br /&gt; --&gt;</text:p>
      <text:p text:style-name="P3"><text:s text:c="4"/>&lt;%= f.text_field :password_confirmation, autocomplete: "off", class: 'form-control', placeholder: "Confirm Password" %&gt;</text:p>
      <text:p text:style-name="P3"><text:s text:c="2"/>&lt;/div&gt;</text:p>
      <text:p text:style-name="P3"/>
      <text:p text:style-name="P3"><text:s text:c="2"/>&lt;div class="actions"&gt;</text:p>
      <text:p text:style-name="P3"><text:s text:c="4"/>&lt;%= f.submit "Get me on board!", class: 'login-button' %&gt;</text:p>
      <text:p text:style-name="P3"><text:s text:c="2"/>&lt;/div&gt; &lt;hr style="border-color: #d43f8d; opacity: 0.6;"&gt;</text:p>
      <text:p text:style-name="P3">&lt;% end %&gt;</text:p>
      <text:p text:style-name="P3"/>
      <text:p text:style-name="P3">&lt;%= render "devise/shared/links" %&gt;</text:p>
      <text:p text:style-name="P3">&lt;/div&gt;</text:p>
      <text:p text:style-name="P3"/>
      <text:p text:style-name="P3"/>
      <text:p text:style-name="P3">&lt;/body&gt;</text:p>
      <text:p text:style-name="P3"/>
      <text:p text:style-name="P3"/>
      <text:p text:style-name="P3"/>
      <text:p text:style-name="P3">&lt;!-- ----------------------CSS--------------------------------- --&gt;</text:p>
      <text:p text:style-name="P3">&lt;style type="text/css"&gt;</text:p>
      <text:p text:style-name="P3"/>
      <text:p text:style-name="P3">/*#topper {</text:p>
      <text:p text:style-name="P3"><text:s text:c="2"/>height: 100px;</text:p>
      <text:p text:style-name="P3"><text:s text:c="2"/>width: 100vw;</text:p>
      <text:p text:style-name="P3"><text:s text:c="2"/>color: pink;</text:p>
      <text:p text:style-name="P3"><text:s text:c="2"/>background-color: #131418;</text:p>
      <text:p text:style-name="P3"><text:s text:c="2"/>border-bottom-style: solid;</text:p>
      <text:p text:style-name="P3"><text:s text:c="2"/>border-bottom-color: white;</text:p>
      <text:p text:style-name="P3"><text:s text:c="2"/>border-bottom-width: 1px;</text:p>
      <text:p text:style-name="P3">}*/</text:p>
      <text:p text:style-name="P3"/>
      <text:p text:style-name="P3"/>
      <text:p text:style-name="P3">footer {</text:p>
      <text:p text:style-name="P3"><text:s text:c="2"/>display: none;</text:p>
      <text:p text:style-name="P3">}</text:p>
      <text:p text:style-name="P3"/>
      <text:p text:style-name="P3">.headbar {</text:p>
      <text:p text:style-name="P3"><text:s text:c="2"/>display: none;</text:p>
      <text:p text:style-name="P3">}</text:p>
      <text:p text:style-name="P3"/>
      <text:p text:style-name="P3"><text:soft-page-break/><text:s/>body {</text:p>
      <text:p text:style-name="P3"><text:s text:c="2"/>background: -webkit-linear-gradient(bottom, #0250c5, #d43f8d);</text:p>
      <text:p text:style-name="P3"><text:s text:c="2"/>/*font-family: "Allerta Stencil", Sans-serif;*/</text:p>
      <text:p text:style-name="P3"><text:s text:c="2"/>height: 100vh;</text:p>
      <text:p text:style-name="P3"><text:s text:c="2"/>width: 100vw;</text:p>
      <text:p text:style-name="P3"/>
      <text:p text:style-name="P3">}</text:p>
      <text:p text:style-name="P3"/>
      <text:p text:style-name="P3"/>
      <text:p text:style-name="P3">.log-in-form{</text:p>
      <text:p text:style-name="P3"><text:s text:c="7"/>width: 450px;</text:p>
      <text:p text:style-name="P3"><text:s text:c="7"/>background: #fff;</text:p>
      <text:p text:style-name="P3"><text:s text:c="7"/>border-radius: 3px;</text:p>
      <text:p text:style-name="P3"><text:s text:c="7"/>overflow: hidden;</text:p>
      <text:p text:style-name="P3"><text:s text:c="7"/>color: #131418;</text:p>
      <text:p text:style-name="P3"><text:s text:c="7"/>font-weight: bolder;</text:p>
      <text:p text:style-name="P3"><text:s text:c="7"/>font-family: sans-serif;</text:p>
      <text:p text:style-name="P3"><text:s text:c="7"/>padding: 50px;</text:p>
      <text:p text:style-name="P3"><text:s text:c="7"/>margin: 120px auto;</text:p>
      <text:p text:style-name="P3"><text:s text:c="7"/>box-shadow: 3px 3px #131418;</text:p>
      <text:p text:style-name="P3"><text:s text:c="11"/>padding-bottom: 35px;</text:p>
      <text:p text:style-name="P3"><text:s text:c="5"/>}</text:p>
      <text:p text:style-name="P3"/>
      <text:p text:style-name="P3"/>
      <text:p text:style-name="P3"><text:s text:c="2"/>#title {</text:p>
      <text:p text:style-name="P3"><text:s text:c="4"/>font-family: 'Raleway-Black', sans-serif;</text:p>
      <text:p text:style-name="P3"><text:s text:c="4"/>font-size: 30px;</text:p>
      <text:p text:style-name="P3"><text:s text:c="4"/>color: #333333;</text:p>
      <text:p text:style-name="P3"><text:s text:c="4"/>line-height: 1.2;</text:p>
      <text:p text:style-name="P3"><text:s text:c="4"/>text-transform: uppercase;</text:p>
      <text:p text:style-name="P3"><text:s text:c="4"/>text-align: center;</text:p>
      <text:p text:style-name="P3"><text:s text:c="4"/>width: 100%;</text:p>
      <text:p text:style-name="P3"><text:s text:c="4"/>font-weight: bolder;</text:p>
      <text:p text:style-name="P3"><text:s text:c="4"/>display: block;</text:p>
      <text:p text:style-name="P3"><text:s text:c="4"/>padding-bottom: 45px;</text:p>
      <text:p text:style-name="P3"><text:s text:c="4"/>padding-top: 40px</text:p>
      <text:p text:style-name="P3"><text:s text:c="2"/>}</text:p>
      <text:p text:style-name="P3"/>
      <text:p text:style-name="P3">img{</text:p>
      <text:p text:style-name="P3"><text:s text:c="2"/>height: 30px;</text:p>
      <text:p text:style-name="P3"><text:s text:c="2"/>width: 30px;</text:p>
      <text:p text:style-name="P3"><text:s text:c="2"/>display: flex;</text:p>
      <text:p text:style-name="P3"><text:s text:c="2"/>margin-right: 7px;</text:p>
      <text:p text:style-name="P3">}</text:p>
      <text:p text:style-name="P3">.form-group{</text:p>
      <text:p text:style-name="P3"><text:s text:c="2"/>display: flex;</text:p>
      <text:p text:style-name="P3"><text:s text:c="2"/>align-items: center;</text:p>
      <text:p text:style-name="P3">}</text:p>
      <text:p text:style-name="P3"/>
      <text:p text:style-name="P3">.form-control {</text:p>
      <text:p text:style-name="P3"><text:s text:c="2"/>background-color: #e6e6e6;</text:p>
      <text:p text:style-name="P3"><text:s text:c="2"/>color: #686868;</text:p>
      <text:p text:style-name="P3"><text:soft-page-break/><text:s text:c="2"/>height: 62px;</text:p>
      <text:p text:style-name="P3"><text:s text:c="2"/>font-family: "Allerta Stencil", Sans-serif;</text:p>
      <text:p text:style-name="P3"><text:s text:c="2"/>border:none;</text:p>
      <text:p text:style-name="P3">}</text:p>
      <text:p text:style-name="P3">.form-control:focus {</text:p>
      <text:p text:style-name="P3"><text:s text:c="2"/>box-shadow: 0.5px 0.5px 2px 2px <text:s/>#d33f8d;</text:p>
      <text:p text:style-name="P3"><text:s text:c="2"/>background-color: #e6e6e6;</text:p>
      <text:p text:style-name="P3"><text:s text:c="2"/>border: none;</text:p>
      <text:p text:style-name="P3">}</text:p>
      <text:p text:style-name="P3"/>
      <text:p text:style-name="P3">.login-button{</text:p>
      <text:p text:style-name="P3"><text:s text:c="4"/>font-weight: bold;</text:p>
      <text:p text:style-name="P3"><text:s text:c="4"/>font-size: 16px;</text:p>
      <text:p text:style-name="P3"><text:s text:c="4"/>line-height: 1.5;</text:p>
      <text:p text:style-name="P3"><text:s text:c="4"/>font-family: "Allerta Stencil", Sans-serif;</text:p>
      <text:p text:style-name="P3"><text:s text:c="4"/>color: #fff;</text:p>
      <text:p text:style-name="P3"><text:s text:c="4"/>width: 100%;</text:p>
      <text:p text:style-name="P3"><text:s text:c="4"/>height: 62px;</text:p>
      <text:p text:style-name="P3"><text:s text:c="4"/>border: none;</text:p>
      <text:p text:style-name="P3"><text:s text:c="4"/>border-radius: 4px;</text:p>
      <text:p text:style-name="P3"><text:s text:c="4"/>background: #d33f8d;</text:p>
      <text:p text:style-name="P3"><text:s text:c="4"/>display: flex;</text:p>
      <text:p text:style-name="P3"><text:s text:c="4"/>justify-content: center;</text:p>
      <text:p text:style-name="P3"><text:s text:c="4"/>align-items: center;</text:p>
      <text:p text:style-name="P3"><text:s text:c="4"/>padding: 0 25px;</text:p>
      <text:p text:style-name="P3"><text:s text:c="4"/>cursor: -webkit-grab;</text:p>
      <text:p text:style-name="P3"><text:s text:c="4"/>margin-bottom: 40px; </text:p>
      <text:p text:style-name="P3"><text:s text:c="4"/>margin-top: 20px;</text:p>
      <text:p text:style-name="P3"><text:s text:c="2"/>}</text:p>
      <text:p text:style-name="P3"><text:s text:c="2"/>.login-button:hover {</text:p>
      <text:p text:style-name="P3"><text:s text:c="4"/>background-color: #212529;</text:p>
      <text:p text:style-name="P3"><text:s text:c="2"/>}</text:p>
      <text:p text:style-name="P3"/>
      <text:p text:style-name="P3"><text:s text:c="2"/>.remember-me {</text:p>
      <text:p text:style-name="P3"><text:s text:c="4"/>font-family: "Allerta Stencil", Sans-serif;</text:p>
      <text:p text:style-name="P3"><text:s text:c="4"/>font-size: 16px;</text:p>
      <text:p text:style-name="P3"><text:s text:c="4"/>color: #999999;</text:p>
      <text:p text:style-name="P3"><text:s text:c="4"/>line-height: 1.2;</text:p>
      <text:p text:style-name="P3"><text:s text:c="4"/>display: block;</text:p>
      <text:p text:style-name="P3"><text:s text:c="4"/>position: relative;</text:p>
      <text:p text:style-name="P3"><text:s text:c="4"/>padding-right: 200px;</text:p>
      <text:p text:style-name="P3"><text:s text:c="2"/>}</text:p>
      <text:p text:style-name="P3"><text:s text:c="2"/>.remember-me-box{</text:p>
      <text:p text:style-name="P3"><text:s text:c="4"/>cursor: pointer;</text:p>
      <text:p text:style-name="P3"><text:s text:c="4"/>width: 20px;</text:p>
      <text:p text:style-name="P3"><text:s text:c="4"/>height: 20px;</text:p>
      <text:p text:style-name="P3"><text:s text:c="4"/>border:none;</text:p>
      <text:p text:style-name="P3"><text:s text:c="4"/>position: relative;</text:p>
      <text:p text:style-name="P3"><text:s text:c="4"/>margin: 20px auto;</text:p>
      <text:p text:style-name="P3"><text:s text:c="4"/>background-color: white;</text:p>
      <text:p text:style-name="P3"><text:s text:c="4"/>background: linear-gradient(top, #fcfff4 0%, #dfe5d7 40%, #b3bead 100%);</text:p>
      <text:p text:style-name="P3"><text:s text:c="4"/>box-shadow: inset 2px 2px 2px #d33f8d, 1px 1px 1px #d33f8d;</text:p>
      <text:p text:style-name="P3"><text:soft-page-break/>}</text:p>
      <text:p text:style-name="P3"/>
      <text:p text:style-name="P3"><text:s text:c="2"/>.rem-text{</text:p>
      <text:p text:style-name="P3"><text:s text:c="4"/>cursor: pointer;</text:p>
      <text:p text:style-name="P3"><text:s text:c="4"/>font-weight: normal;</text:p>
      <text:p text:style-name="P3"><text:s text:c="4"/>font-size: 16px;</text:p>
      <text:p text:style-name="P3"><text:s text:c="4"/>padding-left: 6px;</text:p>
      <text:p text:style-name="P3"><text:s text:c="2"/>}</text:p>
      <text:p text:style-name="P3"/>
      <text:p text:style-name="P3"><text:s text:c="2"/>#or-login-with {</text:p>
      <text:p text:style-name="P3"><text:s text:c="4"/>font-size: 16px;</text:p>
      <text:p text:style-name="P3"><text:s text:c="4"/>font-weight: 400;</text:p>
      <text:p text:style-name="P3"><text:s text:c="4"/>line-height: 1.5;</text:p>
      <text:p text:style-name="P3"><text:s text:c="4"/>width: 100%;</text:p>
      <text:p text:style-name="P3"><text:s text:c="4"/>padding-bottom: 22px;</text:p>
      <text:p text:style-name="P3"><text:s text:c="4"/>color: #999999;</text:p>
      <text:p text:style-name="P3"><text:s text:c="2"/>}</text:p>
      <text:p text:style-name="P3"/>
      <text:p text:style-name="P3"><text:s text:c="2"/>a {</text:p>
      <text:p text:style-name="P3"><text:s text:c="4"/>color: black;</text:p>
      <text:p text:style-name="P3"><text:s text:c="2"/>}</text:p>
      <text:p text:style-name="P3"><text:s text:c="2"/>a:hover {</text:p>
      <text:p text:style-name="P3"><text:s text:c="4"/>text-decoration: none;</text:p>
      <text:p text:style-name="P3"><text:s text:c="5"/>color: <text:s/>#d33f8d;</text:p>
      <text:p text:style-name="P3"><text:s text:c="2"/>}</text:p>
      <text:p text:style-name="P3"/>
      <text:p text:style-name="P3">#nam {</text:p>
      <text:p text:style-name="P3"><text:s text:c="2"/>color: #999999;</text:p>
      <text:p text:style-name="P3"><text:s text:c="2"/>position: relative;</text:p>
      <text:p text:style-name="P3"><text:s text:c="2"/>display: block;</text:p>
      <text:p text:style-name="P3"><text:s text:c="2"/>padding-top: 30px;</text:p>
      <text:p text:style-name="P3">}</text:p>
      <text:p text:style-name="P3"/>
      <text:p text:style-name="P3"><text:s/>.sign-up-now {</text:p>
      <text:p text:style-name="P3"><text:s text:c="2"/>text-decoration: underline;</text:p>
      <text:p text:style-name="P3"><text:s text:c="2"/>font-size: 16px;</text:p>
      <text:p text:style-name="P3"><text:s text:c="4"/>font-weight: 400;</text:p>
      <text:p text:style-name="P3"><text:s text:c="4"/>line-height: 1.5;</text:p>
      <text:p text:style-name="P3"><text:s text:c="4"/>width: 100%;</text:p>
      <text:p text:style-name="P3"><text:s text:c="4"/>padding-bottom: 22px;</text:p>
      <text:p text:style-name="P3"><text:s text:c="4"/>color: #999999;</text:p>
      <text:p text:style-name="P3"><text:s/>}</text:p>
      <text:p text:style-name="P3"><text:s text:c="2"/>.sign-up-now:hover {</text:p>
      <text:p text:style-name="P3"><text:s text:c="4"/>color: #d33f8d;</text:p>
      <text:p text:style-name="P3"><text:s text:c="4"/>text-decoration: underline;</text:p>
      <text:p text:style-name="P3"><text:s text:c="2"/>}</text:p>
      <text:p text:style-name="P3"/>
      <text:p text:style-name="P3"><text:s text:c="2"/>#forgot-pass {</text:p>
      <text:p text:style-name="P3"><text:s text:c="4"/>color: #999999;</text:p>
      <text:p text:style-name="P3"><text:s text:c="2"/>}</text:p>
      <text:p text:style-name="P3"/>
      <text:p text:style-name="P3">#social-login-type {</text:p>
      <text:p text:style-name="P3"><text:soft-page-break/><text:s text:c="4"/>width: calc((100% - 10px) / 2);</text:p>
      <text:p text:style-name="P3"><text:s text:c="4"/>height: 40px;</text:p>
      <text:p text:style-name="P3"><text:s text:c="4"/>border-radius: 3px;</text:p>
      <text:p text:style-name="P3"><text:s text:c="4"/>border: 1px solid #d33f8d;;</text:p>
      <text:p text:style-name="P3"><text:s text:c="4"/>background-color: #fff; <text:s text:c="3"/></text:p>
      <text:p text:style-name="P3"><text:s text:c="4"/>display: inline-flex;</text:p>
      <text:p text:style-name="P3"><text:s text:c="4"/>justify-content: center;</text:p>
      <text:p text:style-name="P3"><text:s text:c="4"/>align-items: center; <text:s text:c="3"/></text:p>
      <text:p text:style-name="P3"><text:s text:c="4"/>font-size: 16px;</text:p>
      <text:p text:style-name="P3"><text:s text:c="4"/>line-height: 1.2;</text:p>
      <text:p text:style-name="P3"><text:s text:c="8"/>margin-top: 25px;</text:p>
      <text:p text:style-name="P3">}</text:p>
      <text:p text:style-name="P3">#social-login-type:hover {</text:p>
      <text:p text:style-name="P3"><text:s text:c="2"/>border: 2px solid <text:s/>#d33f8d;</text:p>
      <text:p text:style-name="P3">}</text:p>
      <text:p text:style-name="P3"/>
      <text:p text:style-name="P3">#existing-user-login {</text:p>
      <text:p text:style-name="P3"><text:s text:c="2"/>color: <text:s/>#999999;</text:p>
      <text:p text:style-name="P3">}</text:p>
      <text:p text:style-name="P3">#existing-user-login a{</text:p>
      <text:p text:style-name="P3"><text:s text:c="2"/>color: <text:s/>#999999;</text:p>
      <text:p text:style-name="P3"><text:s text:c="2"/>text-decoration: underline;</text:p>
      <text:p text:style-name="P3">}</text:p>
      <text:p text:style-name="P3">#existing-user-login a:hover{</text:p>
      <text:p text:style-name="P3"><text:s text:c="2"/>color: #d33f8d;</text:p>
      <text:p text:style-name="P3"><text:s text:c="2"/>text-decoration: underline;</text:p>
      <text:p text:style-name="P3">}</text:p>
      <text:p text:style-name="P3"/>
      <text:p text:style-name="P3">&lt;/style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_<text:span text:style-name="T1">links.html.erb</text:span></text:p>
      <text:p text:style-name="P4"/>
      <text:p text:style-name="P5"/>
      <text:p text:style-name="P5"/>
      <text:p text:style-name="P6"/>
      <text:p text:style-name="P6">&lt;div id="forgot-pass"&gt;</text:p>
      <text:p text:style-name="P6">&lt;%- if devise_mapping.recoverable? &amp;&amp; controller_name != 'passwords' &amp;&amp; controller_name != 'registrations' %&gt;</text:p>
      <text:p text:style-name="P6"><text:s text:c="2"/>&lt;%= link_to "Forgot your password?", new_password_path(resource_name) %&gt;&lt;br /&gt;&lt;hr style="border-color: #d43f8d; opacity: 0.6;"&gt;</text:p>
      <text:p text:style-name="P6">&lt;% end -%&gt;</text:p>
      <text:p text:style-name="P6">&lt;/div&gt;</text:p>
      <text:p text:style-name="P6"/>
      <text:p text:style-name="P6">&lt;%- if devise_mapping.confirmable? &amp;&amp; controller_name != 'confirmations' %&gt;</text:p>
      <text:p text:style-name="P6"><text:s text:c="2"/>&lt;%= link_to "Didn't receive confirmation instructions?", new_confirmation_path(resource_name) %&gt;&lt;br /&gt;</text:p>
      <text:p text:style-name="P6">&lt;% end -%&gt;</text:p>
      <text:p text:style-name="P6"/>
      <text:p text:style-name="P6">&lt;%- if devise_mapping.lockable? &amp;&amp; resource_class.unlock_strategy_enabled?(:email) &amp;&amp; controller_name != 'unlocks' %&gt;</text:p>
      <text:p text:style-name="P6"><text:s text:c="2"/>&lt;%= link_to "Didn't receive unlock instructions?", new_unlock_path(resource_name) %&gt;&lt;br /&gt;</text:p>
      <text:p text:style-name="P6">&lt;% end -%&gt;</text:p>
      <text:p text:style-name="P6"/>
      <text:p text:style-name="P6">&lt;div id="or-login-with"&gt;Or login with &lt;br&gt;</text:p>
      <text:p text:style-name="P6">&lt;%- if devise_mapping.omniauthable? %&gt;</text:p>
      <text:p text:style-name="P6"/>
      <text:p text:style-name="P6"><text:s text:c="2"/>&lt;%- resource_class.omniauth_providers.each do |provider| %&gt;</text:p>
      <text:p text:style-name="P6"><text:s text:c="2"/>&lt;div id="social-login-type"&gt;</text:p>
      <text:p text:style-name="P6"><text:s text:c="4"/>&lt;%= link_to "#{OmniAuth::Utils.camelize(provider)}", omniauth_authorize_path(resource_name, provider) %&gt;&lt;br /&gt;</text:p>
      <text:p text:style-name="P6"><text:s text:c="2"/>&lt;/div&gt;</text:p>
      <text:p text:style-name="P6"><text:s text:c="2"/>&lt;% end -%&gt;</text:p>
      <text:p text:style-name="P6"><text:s text:c="2"/></text:p>
      <text:p text:style-name="P6">&lt;% end -%&gt;</text:p>
      <text:p text:style-name="P6">&lt;/div&gt;</text:p>
      <text:p text:style-name="P6"/>
      <text:p text:style-name="P6">&lt;span id="nam"&gt;</text:p>
      <text:p text:style-name="P6">&lt;%- if devise_mapping.registerable? &amp;&amp; controller_name != 'registrations' %&gt;</text:p>
      <text:p text:style-name="P6"><text:s text:c="2"/>Not a member? &lt;%= link_to "Sign up now", new_registration_path(resource_name), class: 'sign-up-now' %&gt;&lt;br /&gt;</text:p>
      <text:p text:style-name="P6">&lt;% end -%&gt;</text:p>
      <text:p text:style-name="P6">&lt;/span&gt;</text:p>
      <text:p text:style-name="P6"/>
      <text:p text:style-name="P6">&lt;div id="existing-user-login"&gt;</text:p>
      <text:p text:style-name="P6">&lt;%- if controller_name != 'sessions' %&gt;Already have an account?</text:p>
      <text:p text:style-name="P6"><text:s text:c="2"/>&lt;%= link_to " Log in", new_session_path(resource_name) %&gt;&lt;br /&gt;</text:p>
      <text:p text:style-name="P6">&lt;% end -%&gt;</text:p>
      <text:p text:style-name="P6"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20:13:20.952232970</meta:creation-date>
    <dc:date>2018-08-09T12:26:17.488884278</dc:date>
    <meta:editing-duration>PT3M3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1" meta:paragraph-count="443" meta:word-count="1116" meta:character-count="10858" meta:non-whitespace-character-count="8985"/>
  </office:meta>
</office:document-meta>
</file>